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number text:level="1" style:num-suffix="." style:num-format="1">
        <style:list-level-properties text:space-before="18.00pt" text:min-label-width="18.00pt"/>
      </text:list-level-style-number>
    </text:list-style>
    <style:style style:name="P2" style:family="paragraph">
      <style:paragraph-properties fo:line-height="115.00%" fo:text-align="left" fo:margin-bottom="10.00pt"/>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text:list-style style:name="L5">
      <text:list-level-style-number text:level="1" style:num-suffix="." style:num-format="1">
        <style:list-level-properties text:space-before="18.00pt" text:min-label-width="18.00pt"/>
      </text:list-level-style-number>
    </text:list-style>
    <style:style style:name="P5" style:family="paragraph">
      <style:paragraph-properties fo:line-height="100.00%" fo:text-align="left" fo:margin-bottom="10.00pt"/>
    </style:style>
    <style:style style:name="P6" style:family="paragraph">
      <style:paragraph-properties fo:line-height="100.00%" fo:text-align="left" fo:margin-bottom="10.00pt"/>
    </style:style>
    <text:list-style style:name="L7">
      <text:list-level-style-number text:level="1" style:num-suffix="." style:num-format="1">
        <style:list-level-properties text:space-before="18.00pt" text:min-label-width="18.00pt"/>
      </text:list-level-style-number>
    </text:list-style>
    <style:style style:name="P7" style:family="paragraph">
      <style:paragraph-properties fo:line-height="100.00%" fo:text-align="left" fo:margin-bottom="10.00pt"/>
    </style:style>
    <style:style style:name="P8" style:family="paragraph">
      <style:paragraph-properties fo:line-height="100.00%" fo:text-align="left" fo:margin-bottom="10.00pt"/>
    </style:style>
    <text:list-style style:name="L9">
      <text:list-level-style-number text:level="1" style:num-suffix="." style:num-format="1">
        <style:list-level-properties text:space-before="18.00pt" text:min-label-width="18.00pt"/>
      </text:list-level-style-number>
    </text:list-style>
    <style:style style:name="P9" style:family="paragraph">
      <style:paragraph-properties fo:line-height="100.00%" fo:text-align="left" fo:margin-bottom="10.00pt"/>
    </style:style>
    <style:style style:name="P10" style:family="paragraph">
      <style:paragraph-properties fo:line-height="100.00%" fo:text-align="left" fo:margin-bottom="10.00pt"/>
    </style:style>
    <text:list-style style:name="L11">
      <text:list-level-style-number text:level="1" style:num-suffix="." style:num-format="1">
        <style:list-level-properties text:space-before="18.00pt" text:min-label-width="18.00pt"/>
      </text:list-level-style-number>
    </text:list-style>
    <style:style style:name="P11" style:family="paragraph">
      <style:paragraph-properties fo:line-height="100.00%" fo:text-align="left" fo:margin-bottom="10.00pt"/>
    </style:style>
    <style:style style:name="P12" style:family="paragraph">
      <style:paragraph-properties fo:line-height="100.00%" fo:text-align="left" fo:margin-bottom="10.00pt"/>
    </style:style>
    <style:style style:name="P13" style:family="paragraph">
      <style:paragraph-properties fo:line-height="115.00%" fo:text-align="left" fo:margin-bottom="10.00pt"/>
    </style:style>
  </office:automatic-styles>
  <office:body>
    <office:text>
      <text:p text:style-name="P1"><text:span text:style-name="T1">Employee Offboarding Form:</text:span></text:p>
      <text:p text:style-name="P1"><text:span text:style-name="T2">Defect-1: "Full Name" and "Role" fields are accepting multiple spaces between characters in Employee Offboarding Form.</text:span></text:p>
      <text:p text:style-name="P1"><text:span text:style-name="T2">Description:<text:s/></text:span><text:span text:style-name="T3">The "Full Name" and "Role" fields in the Employee Offboarding Form are currently accepting multiple consecutive spaces between characters. This can lead to inconsistent data entry and formatting issues, which could affect the accuracy and consistency of employee offboarding records.</text:span></text:p>
      <text:p text:style-name="P1"><text:span text:style-name="T4">Steps to Reproduce:</text:span><text:span text:style-name="T5"/></text:p>
      <text:list text:style-name="L2">
        <text:list-item>
          <text:p text:style-name="P2"><text:span text:style-name="T5">Navigate to the Employee Offboarding Form.</text:span></text:p>
        </text:list-item>
        <text:list-item>
          <text:p text:style-name="P2"><text:span text:style-name="T5">In the "Full Name" field, enter a name with multiple spaces between characters (e.g., "John Doe").</text:span></text:p>
        </text:list-item>
        <text:list-item>
          <text:p text:style-name="P2"><text:span text:style-name="T5">In the "Role" field, enter a role with multiple spaces between characters (e.g., "Manager of Sales").</text:span></text:p>
        </text:list-item>
        <text:list-item>
          <text:p text:style-name="P2"><text:span text:style-name="T5">Submit the form.</text:span></text:p>
        </text:list-item>
        <text:list-item>
          <text:p text:style-name="P2"><text:span text:style-name="T5">Observe that the system accepts the input with extra spaces and allows the form to be submitted without any validation error.</text:span></text:p>
        </text:list-item>
      </text:list>
      <text:p text:style-name="P3"><text:span text:style-name="T6">Expected Result:</text:span><text:span text:style-name="T7"/></text:p>
      <text:p text:style-name="P3"><text:span text:style-name="T7">The "Full Name" and "Role" fields should not allow multiple consecutive spaces between characters. The system should either automatically remove extra spaces or prompt the user to correct the input by displaying an error message.</text:span></text:p>
      <text:p text:style-name="P3"><text:span text:style-name="T8">Actual Result:</text:span><text:span text:style-name="T9"/></text:p>
      <text:p text:style-name="P3"><text:span text:style-name="T9">The "Full Name" and "Role" fields accept input with multiple consecutive spaces, and the form is submitted without any error or validation for this issue.</text:span><text:span text:style-name="T10"/></text:p>
      <text:p text:style-name="P3"><text:span text:style-name="T10">Screenshot:</text:span></text:p>
      <text:p text:style-name="P4"><draw:frame text:anchor-type="as-char" svg:width="152.40mm" svg:height="93.66mm" style:rel-width="scale" style:rel-height="scale"><draw:object-ole xlink:href="OleObj1"/><draw:image xlink:href="ObjectReplacements/OleObj1"/></draw:frame><text:span text:style-name="T10"/></text:p>
      <text:p text:style-name="P4"><text:span text:style-name="T10">Defect-2: "Last Working Day" field is not accepting year manually; only calendar picker is allowed.</text:span></text:p>
      <text:p text:style-name="P4"><text:span text:style-name="T10">Description:<text:s/></text:span><text:span text:style-name="T11">The "Last Working Day" field in the Employee Offboarding Form is not allowing users to manually enter the year. It only accepts the date via the calendar picker, which can be inconvenient for users who prefer to input the date directly or need to quickly enter a year for specific purposes.</text:span></text:p>
      <text:p text:style-name="P4"><text:span text:style-name="T12">Steps to Reproduce:</text:span><text:span text:style-name="T13"/></text:p>
      <text:list text:style-name="L5">
        <text:list-item>
          <text:p text:style-name="P5"><text:span text:style-name="T13">Navigate to the Employee Offboarding Form.</text:span></text:p>
        </text:list-item>
        <text:list-item>
          <text:p text:style-name="P5"><text:span text:style-name="T13">Locate the "Last Working Day" field.</text:span></text:p>
        </text:list-item>
        <text:list-item>
          <text:p text:style-name="P5"><text:span text:style-name="T13">Try to manually type a date, specifically entering the year portion (e.g., "31-12-2025").</text:span></text:p>
        </text:list-item>
        <text:list-item>
          <text:p text:style-name="P5"><text:span text:style-name="T13">Notice that the year cannot be manually entered and only the calendar picker is available to select a date.</text:span></text:p>
        </text:list-item>
      </text:list>
      <text:p text:style-name="P6"><text:span text:style-name="T14">Expected Result:</text:span><text:span text:style-name="T15"/></text:p>
      <text:p text:style-name="P6"><text:span text:style-name="T15">The "Last Working Day" field should allow users to manually enter the full date, including the year, and not restrict them to using only the calendar picker. Users should be able to type the date directly if they prefer.</text:span></text:p>
      <text:p text:style-name="P6"><text:span text:style-name="T16">Actual Result:</text:span><text:span text:style-name="T17"/></text:p>
      <text:p text:style-name="P6"><text:span text:style-name="T17">The system does not allow the manual entry of the year in the "Last Working Day" field and only accepts the date through the calendar picker, preventing users from typing the year directly.</text:span><text:span text:style-name="T18"/></text:p>
      <text:p text:style-name="P6"><text:span text:style-name="T18">Screenshot:</text:span></text:p>
      <text:p text:style-name="P6"><draw:frame text:anchor-type="as-char" svg:width="152.40mm" svg:height="87.05mm" style:rel-width="scale" style:rel-height="scale"><draw:object-ole xlink:href="OleObj2"/><draw:image xlink:href="ObjectReplacements/OleObj2"/></draw:frame><text:span text:style-name="T18"/></text:p>
      <text:p text:style-name="P6"><text:span text:style-name="T18">Defect-3: "Active Projects" and "Handover Person" fields are accepting multiple spaces between characters in the Offboarding Form.</text:span></text:p>
      <text:p text:style-name="P6"><text:span text:style-name="T18">Description:<text:s/></text:span><text:span text:style-name="T19">The "Active Projects" and "Handover Person" fields in the Employee Offboarding Form are accepting multiple consecutive spaces between characters. This could lead to inconsistent data formatting and potential issues in data processing or reporting.</text:span></text:p>
      <text:p text:style-name="P6"><text:span text:style-name="T20">Steps to Reproduce:</text:span><text:span text:style-name="T21"/></text:p>
      <text:list text:style-name="L7">
        <text:list-item>
          <text:p text:style-name="P7"><text:span text:style-name="T21">Navigate to the Employee Offboarding Form.</text:span></text:p>
        </text:list-item>
        <text:list-item>
          <text:p text:style-name="P7"><text:span text:style-name="T21">In the "Active Projects" field, enter a project name with multiple consecutive spaces between characters (e.g., "Project ABC Development").</text:span></text:p>
        </text:list-item>
        <text:list-item>
          <text:p text:style-name="P7"><text:span text:style-name="T21">In the "Handover Person" field, enter a person's name with multiple consecutive spaces between characters (e.g., "John Doe").</text:span></text:p>
        </text:list-item>
        <text:list-item>
          <text:p text:style-name="P7"><text:span text:style-name="T21">Submit the form.</text:span></text:p>
        </text:list-item>
        <text:list-item>
          <text:p text:style-name="P7"><text:span text:style-name="T21">Observe that the form accepts the input with multiple consecutive spaces, allowing the data to be submitted without error or validation.</text:span></text:p>
        </text:list-item>
      </text:list>
      <text:p text:style-name="P8"><text:span text:style-name="T22">Expected Result:</text:span><text:span text:style-name="T23"/></text:p>
      <text:p text:style-name="P8"><text:span text:style-name="T23">The "Active Projects" and "Handover Person" fields should not accept multiple consecutive spaces between characters. The system should either automatically remove extra spaces or display an error message prompting the user to correct the input.</text:span></text:p>
      <text:p text:style-name="P8"><text:span text:style-name="T24">Actual Result:</text:span><text:span text:style-name="T25"/></text:p>
      <text:p text:style-name="P8"><text:span text:style-name="T25">The system accepts and saves the input with multiple consecutive spaces between characters in both the "Active Projects" and "Handover Person" fields, allowing the form to be submitted without error.</text:span><text:span text:style-name="T26"/></text:p>
      <text:p text:style-name="P8"><text:span text:style-name="T26">Screenshot:</text:span></text:p>
      <text:p text:style-name="P8"><draw:frame text:anchor-type="as-char" svg:width="152.40mm" svg:height="98.69mm" style:rel-width="scale" style:rel-height="scale"><draw:object-ole xlink:href="OleObj3"/><draw:image xlink:href="ObjectReplacements/OleObj3"/></draw:frame><text:span text:style-name="T26"/></text:p>
      <text:p text:style-name="P8"><text:span text:style-name="T26">Defect-4: "Additional Assets" field is accepting multiple spaces between characters in Employee Offboarding Form.</text:span></text:p>
      <text:p text:style-name="P8"><text:span text:style-name="T26">Description:<text:s/></text:span><text:span text:style-name="T27">The "Additional Assets" field in the Employee Offboarding Form is accepting multiple consecutive spaces between characters. This can result in inconsistent data entry and may cause issues with the processing and reporting of assets returned during the offboarding process.</text:span></text:p>
      <text:p text:style-name="P8"><text:span text:style-name="T28">Steps to Reproduce:</text:span><text:span text:style-name="T29"/></text:p>
      <text:list text:style-name="L9">
        <text:list-item>
          <text:p text:style-name="P9"><text:span text:style-name="T29">Navigate to the Employee Offboarding Form.</text:span></text:p>
        </text:list-item>
        <text:list-item>
          <text:p text:style-name="P9"><text:span text:style-name="T29">In the "Additional Assets" field, enter asset names with multiple consecutive spaces between characters (e.g., "Laptop Dell XPS 15").</text:span></text:p>
        </text:list-item>
        <text:list-item>
          <text:p text:style-name="P9"><text:span text:style-name="T29">Submit the form.</text:span></text:p>
        </text:list-item>
        <text:list-item>
          <text:p text:style-name="P9"><text:span text:style-name="T29">Observe that the field accepts the input with multiple consecutive spaces and allows the form to be submitted without any validation or error message.</text:span><text:span text:style-name="T30"/></text:p>
        </text:list-item>
      </text:list>
      <text:p text:style-name="P10"><text:span text:style-name="T30">Expected Result:</text:span></text:p>
      <text:p text:style-name="P10"><text:span text:style-name="T31">The "Additional Assets" field should not accept multiple consecutive spaces between characters. The system should either automatically trim extra spaces or display an error message prompting the user to correct the input.</text:span></text:p>
      <text:p text:style-name="P10"><text:span text:style-name="T32">Actual Result:</text:span><text:span text:style-name="T33"/></text:p>
      <text:p text:style-name="P10"><text:span text:style-name="T33">The system allows input with multiple consecutive spaces between characters in the "Additional Assets" field and submits the form without any error or validation.</text:span><text:span text:style-name="T34"/></text:p>
      <text:p text:style-name="P10"><text:span text:style-name="T34">Screenshot:</text:span></text:p>
      <text:p text:style-name="P10"><draw:frame text:anchor-type="as-char" svg:width="152.40mm" svg:height="92.34mm" style:rel-width="scale" style:rel-height="scale"><draw:object-ole xlink:href="OleObj4"/><draw:image xlink:href="ObjectReplacements/OleObj4"/></draw:frame><text:span text:style-name="T34"/></text:p>
      <text:p text:style-name="P10"><text:span text:style-name="T34">Defect-5: Code Repositories, Access Credentials, and Knowledge Base Articles Fields in Documentation Section Accepting Multiple Spaces.</text:span></text:p>
      <text:p text:style-name="P10"><text:span text:style-name="T34">Description:<text:s/></text:span><text:span text:style-name="T35">In the Documentation section of the Employee Offboarding Portal, the fields for Code Repositories, Access Credentials, and Knowledge Base Articles are allowing users to enter multiple spaces between, and after entries.</text:span></text:p>
      <text:p text:style-name="P10"><text:span text:style-name="T36">Steps to Reproduce:</text:span></text:p>
      <text:list text:style-name="L11">
        <text:list-item>
          <text:p text:style-name="P11"><text:span text:style-name="T37">Navigate to the Employee Offboarding Portal.</text:span></text:p>
        </text:list-item>
        <text:list-item>
          <text:p text:style-name="P11"><text:span text:style-name="T37">Go to the Documentation section.</text:span></text:p>
        </text:list-item>
        <text:list-item>
          <text:p text:style-name="P11"><text:span text:style-name="T37">In the Code Repositories field, enter multiple spaces<text:s text:c="2"/>between, and after repository names (e.g., RepoName ).</text:span></text:p>
        </text:list-item>
        <text:list-item>
          <text:p text:style-name="P11"><text:span text:style-name="T37">In the Access Credentials field, enter multiple spaces and (e.g., username:password or excessive entries).</text:span></text:p>
        </text:list-item>
        <text:list-item>
          <text:p text:style-name="P11"><text:span text:style-name="T37">In the Knowledge Base Articles field multiple spaces between article titles (e.g., Article 1 Article 2 ).</text:span></text:p>
        </text:list-item>
        <text:list-item>
          <text:p text:style-name="P11"><text:span text:style-name="T37">Submit the form or observe the behavior of the system.</text:span></text:p>
        </text:list-item>
      </text:list>
      <text:p text:style-name="P12"><text:span text:style-name="T38">Expected Result:</text:span></text:p>
      <text:p text:style-name="P12"><text:span text:style-name="T39">The Code Repositories, Access Credentials, and Knowledge Base Articles fields should:</text:span></text:p>
      <text:p text:style-name="P12"><text:span text:style-name="T39">Automatically trim any leading or trailing spaces from user input.</text:span></text:p>
      <text:p text:style-name="P12"><text:span text:style-name="T39">Limit the number of spaces allowed between entries to one space.</text:span></text:p>
      <text:p text:style-name="P12"><text:span text:style-name="T40">Actual Result:</text:span><text:span text:style-name="T41">Notice that the form allows this input without any validation errors or restrictions</text:span><text:span text:style-name="T42"/></text:p>
      <text:p text:style-name="P12"><text:span text:style-name="T42">Screenshot:</text:span></text:p>
      <text:p text:style-name="P12"><draw:frame text:anchor-type="as-char" svg:width="152.40mm" svg:height="95.51mm" style:rel-width="scale" style:rel-height="scale"><draw:object-ole xlink:href="OleObj5"/><draw:image xlink:href="ObjectReplacements/OleObj5"/></draw:frame><text:span text:style-name="T42"/></text:p>
      <text:p text:style-name="P12"><text:span text:style-name="T42"/></text:p>
      <text:p text:style-name="P12"><text:span text:style-name="T42"/></text:p>
      <text:p text:style-name="P12"><text:span text:style-name="T42"/></text:p>
      <text:p text:style-name="P12"><text:span text:style-name="T42"/></text:p>
      <text:p text:style-name="P12"><text:span text:style-name="T42"/></text:p>
      <text:p text:style-name="P13"><text:span text:style-name="T4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